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paragraph-properties fo:margin-top="0in" fo:margin-bottom="0in" loext:contextual-spacing="false"/>
    </style:style>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1">
      <style:paragraph-properties fo:margin-top="0in" fo:margin-bottom="0in" loext:contextual-spacing="false" fo:text-align="center" style:justify-single-word="false"/>
    </style:style>
    <style:style style:name="P6" style:family="paragraph" style:parent-style-name="Preformatted_20_Text">
      <style:paragraph-properties fo:margin-top="0in" fo:margin-bottom="0.1965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xml version="1.0" encoding="UTF-8"?&gt; </text:p>
      <text:h text:style-name="Heading_20_2" text:outline-level="2"><text:bookmark text:name="magicparlabel-1162"/>1 Documentación e implementación</text:h>
      <text:p text:style-name="P3"><text:bookmark text:name="magicparlabel-1163"/>El objetivo del trabajo es realizar un programa en lenguaje MIPS32 que lea palabras de una archivo (o de entrada estándar) y guarde en otro archivo (mostrar por salida estándar) únicamente aquellas palabras que sean palíndromos. Además, para analizar como influyen en el tiempo de ejecución las lecturas y escrituras en archivos, se implementó un sistema de buffer. Esto significa que al leer de un archivo no se hará de a un caracter por vez, sino que se llenará el buffer de entrada y luego se leerán los caracteres desde éste. Asimismo, para la escritura de archivos se realizará algo similar. Se guardarán en el buffer los caracteres a escribir, y se escribirán en el archivo una vez que el buffer se llene. De este modo, variando el tamaño del buffer, se podrá analizar como afectan al tiempo de ejecución las operaciones con archivos.</text:p>
      <text:p text:style-name="Text_20_body"><text:bookmark text:name="magicparlabel-1164"/>El programa se divide en las siguientes funciones: </text:p>
      <text:list xml:id="list6537390739957487668" text:style-name="L1">
        <text:list-item>
          <text:p text:style-name="P4"><text:bookmark text:name="magicparlabel-1165"/>La función principal, main, que se encargará de la lógica de leer los parámetros de entrada y el manejo de los archivos. Si algun archivo no se puede abrir, no se pasaron correctamente los parámetros el programa, o se produjo un error en la ejecución, mostrará un mensaje de error en el archivo stderr y finalizará con un código de error. Esta funcion será escrita en lenguaje C. </text:p>
        </text:list-item>
        <text:list-item>
          <text:p text:style-name="P4">La función palindrome, que es la que se encarga del bucle principal. que consiste en leer una palabra del archivo de entrada, comprobar si es palíndromo y escribirla en el archivo de salida si corresponde. Ésta es la función de entrada al programa en MIPS que deberá ser llamada desde el programa en C. Recibe por parámetro el archivo de entrada, el de salida y los tamaños de los buffer. Al ser llamada lo primero que hará es crear los buffer de entrada y salida, utilizando la función crear_buffer(). Luego entrará en el bucle hasta que todos los caracteres del archivo de entrada sean analizados. El bucle termina cuando se lee el EOF, y en este caso se llamará una vez más a la función que escribe en archivos para escribir todo lo que haya quedado en el buffer de salida. El stackframe correspondiente a esta función quedará definido de la siguiente manera:</text:p>
          <text:p text:style-name="P5"><text:bookmark text:name="magicparlabel-1166"/><draw:frame draw:style-name="fr1" draw:name="Image1" text:anchor-type="as-char" svg:width="0.7862in" style:rel-width="25%" svg:height="0.3929in" style:rel-height="scale" draw:z-index="0"><draw:image xlink:href="file:///home/mati/Desktop/1_home_mati_Desktop_OrgaCompu-master_Tp1_imagenes_stackframe_leer_archivo.eps" xlink:type="simple" xlink:show="embed" xlink:actuate="onLoad"/><svg:title>image: 1_home_mati_Desktop_OrgaCompu-master_Tp1_imagenes_stackframe_leer_archivo.eps</svg:title></draw:frame> </text:p>
          <text:p text:style-name="P4"><text:bookmark text:name="magicparlabel-1168"/>Figure 1: Stackframe de leer_archivo</text:p>
        </text:list-item>
        <text:list-item>
          <text:p text:style-name="P4">La función leer_palabra, que se encarga de leer una palabra del archivo. Debido a las limitaciones de lo que se considera palabra, y a que no hay limitación con respecto a cantidad de letras de una palabra, lo que hacemos es leer carácter por carácter, guardándolos en un vector alojado en memoria dinámica que se irá redimensionando a medida que sea necesario. Para ello, definimos una variable TAM que determinará la cantidad de memoria que se pide al inicio y al redimensionar. En principio esa variable puede contener cualquier número, pero para no estar redimensionando muchas veces y para no pedir mucha memoria innecesaria, definimos ese valor en 50. La función recibe por parámetro un puntero a entero, que sirve para guardar la longitud de la palabra leída, con el objetivo de no tener que <text:soft-page-break/>calcularla nuevamente en otro momento. Para leer un caracter del archivo llamará a la función getch(). Para facilitar la escritura de la palabra en el archivo de salida, al final de cada palabra se insertará un \n en lugar de un \0, ya que \n no es considerado un caracter, y además necesitamos imprimirlo luego de cada palabra. El stackframe correspondiente a la función quedará definido de la siguiente manera:</text:p>
          <text:p text:style-name="P5"><text:bookmark text:name="magicparlabel-1170"/><draw:frame draw:style-name="fr1" draw:name="Image2" text:anchor-type="as-char" svg:width="0.7862in" style:rel-width="25%" svg:height="0.3929in" style:rel-height="scale" draw:z-index="1"><draw:image xlink:href="file:///home/mati/Desktop/2_home_mati_Desktop_OrgaCompu-master_Tp1_imagenes_stackframe_leer_palabra.eps" xlink:type="simple" xlink:show="embed" xlink:actuate="onLoad"/><svg:title>image: 2_home_mati_Desktop_OrgaCompu-master_Tp1_imagenes_stackframe_leer_palabra.eps</svg:title></draw:frame> </text:p>
          <text:p text:style-name="P4"><text:bookmark text:name="magicparlabel-1172"/>Figure 2: Stackframe de leer_palabra</text:p>
        </text:list-item>
        <text:list-item>
          <text:p text:style-name="P4">La función es_capicúa, que se encarga de comprobar si la palabra es o no un palíndromo, y devuelve un valor booleano según corresponda. Ésta función recibe por parámetro el puntero a la palabra y la longitud de la misma. El stackframe correspondiente a esta función quedará definido de la siguiente manera:</text:p>
          <text:p text:style-name="P5"><text:bookmark text:name="magicparlabel-1174"/><draw:frame draw:style-name="fr1" draw:name="Image3" text:anchor-type="as-char" svg:width="0.7862in" style:rel-width="25%" svg:height="0.3929in" style:rel-height="scale" draw:z-index="2"><draw:image xlink:href="file:///home/mati/Desktop/3_home_mati_Desktop_OrgaCompu-master_Tp1_imagenes_stackframe_es_capicua.eps" xlink:type="simple" xlink:show="embed" xlink:actuate="onLoad"/><svg:title>image: 3_home_mati_Desktop_OrgaCompu-master_Tp1_imagenes_stackframe_es_capicua.eps</svg:title></draw:frame> </text:p>
          <text:p text:style-name="P4"><text:bookmark text:name="magicparlabel-1176"/>Figure 3: Stackframe de es_capicua</text:p>
        </text:list-item>
        <text:list-item>
          <text:p text:style-name="P4">La función my_tolower, que fue implementada para reemplazar la del lenguaje C, se encarga de pasar a minúscula un caracter. Para eso, recibe por parámetro el caracter, y lo transforma únicamente si es una letra mayúscula, caso contrario lo devuelve como viene. El stackframe correspondiente a esta función quedará definido de la siguiente manera:</text:p>
          <text:p text:style-name="P5"><text:bookmark text:name="magicparlabel-1178"/><draw:frame draw:style-name="fr1" draw:name="Image4" text:anchor-type="as-char" svg:width="0.7862in" style:rel-width="25%" svg:height="0.3929in" style:rel-height="scale" draw:z-index="3"><draw:image xlink:href="file:///home/mati/Desktop/4_home_mati_Desktop_OrgaCompu-master_Tp1_imagenes_stackframe_my_tolower.eps" xlink:type="simple" xlink:show="embed" xlink:actuate="onLoad"/><svg:title>image: 4_home_mati_Desktop_OrgaCompu-master_Tp1_imagenes_stackframe_my_tolower.eps</svg:title></draw:frame> </text:p>
          <text:p text:style-name="P4"><text:bookmark text:name="magicparlabel-1180"/>Figure 4: Stackframe de my_tolower</text:p>
        </text:list-item>
        <text:list-item>
          <text:p text:style-name="P4">La función crear_buffer, es la encargada de crear los buffers. Para ello recibirá por parámetro el tamaño del mismo, y lo creará haciendo uso de la función mymalloc. Como resultado devuelve el puntero al buffer correspondiente. El stackframe correspondiente a esta función quedará definido de la siguiente manera:</text:p>
          <text:p text:style-name="P5"><text:bookmark text:name="magicparlabel-1182"/><draw:frame draw:style-name="fr1" draw:name="Image5" text:anchor-type="as-char" svg:width="0.7862in" style:rel-width="25%" svg:height="0.3929in" style:rel-height="scale" draw:z-index="4"><draw:image xlink:href="file:///home/mati/Desktop/5_home_mati_Desktop_OrgaCompu-master_Tp1_imagenes_stackframe_crear_buffer.eps" xlink:type="simple" xlink:show="embed" xlink:actuate="onLoad"/><svg:title>image: 5_home_mati_Desktop_OrgaCompu-master_Tp1_imagenes_stackframe_crear_buffer.eps</svg:title></draw:frame> </text:p>
          <text:p text:style-name="P4"><text:bookmark text:name="magicparlabel-1184"/>Figure 5: Stackframe de crear_buffer</text:p>
        </text:list-item>
        <text:list-item>
          <text:p text:style-name="P4">La función getch, que se encarga de leer un carácter del archivo de entrada. Como se explicó anteriormente, ésta hace uso de un buffer. Por lo tanto, conociendo el tamaño del buffer y la última posición leída, devolverá el caracter correspondiente, y cuando la posición sea mayor o igual al tamaño se encargará de llenar el buffer nuevamente con nuevos datos. Esta función tiene una complicación adicional, ya que debe indicar cuando fue leído el final del archivo en el buffer. Para eso, utilizaremos una variable global, que será nula hasta el momento en que se lee el EOF, que cambiará de valor y permitirá avisar a las demás <text:soft-page-break/>funciones que ya se leyó todo el archivo. Si se produjera algún error en la lectura devolverá un código de error. Para la lectura del archivo hace uso de un syscall, puede ocurrir que se lean menos bytes de los pedidos, en ese caso pueden ser por dos razones, que no hay más por leer o que se leyó menos pero se puede leer más. Esto lo solucionamos haciendo que la lectura se haga en un loop, que termina cuando no hay más para leer o cuando se llenó el buffer. Cuando se lee el EOF, para poder distinguir si quedan o no caracteres en el buffer para analizar, lo que hacemos es realizar una doble llamada al syscall. En la primera, se determina si quedan o no caracteres para analizar, si devuelve cero significa que no hay más. En cambio, si la segunda llamada, que es la que se realiza en el loop, devuelve cero en algún ciclo del loop, significa que se alcanzó el final de archivo pero todavía hay caracteres para analizar en el buffer. En este último caso no se actualiza la variable global que indica que el EOF fue leído. El stackframe correspondiente a esta función quedará definido de la siguiente manera:</text:p>
          <text:p text:style-name="P5"><text:bookmark text:name="magicparlabel-1186"/><draw:frame draw:style-name="fr1" draw:name="Image6" text:anchor-type="as-char" svg:width="0.7862in" style:rel-width="25%" svg:height="0.3929in" style:rel-height="scale" draw:z-index="5"><draw:image xlink:href="file:///home/mati/Desktop/6_home_mati_Desktop_OrgaCompu-master_Tp1_imagenes_stackframe_leer_caracter_archivo.eps" xlink:type="simple" xlink:show="embed" xlink:actuate="onLoad"/><svg:title>image: 6_home_mati_Desktop_OrgaCompu-master_Tp1_imagenes_stackframe_leer_caracter_archivo.eps</svg:title></draw:frame> </text:p>
          <text:p text:style-name="P4"><text:bookmark text:name="magicparlabel-1188"/>Figure 6: Stackframe de getch</text:p>
        </text:list-item>
        <text:list-item>
          <text:p text:style-name="P4">La función putch, que se encarga de escribir una palabra en el archivo de salida. Debido a que debe utilizar el buffer, la función recibirá por parámetro la palabra, y guardará de a un caracter por vez en el buffer. Una vez que se llene el buffer, independientemente si se guardó toda la palabra o no, éste se escribirá en el archivo y se vaciará. Al igual que la anterior, también tiene una complicación. Puede ocurrir que el buffer no se llene completamente y se haya terminado el archivo, en cuyo caso, utilizando la variable global que indica si se debe escribir el EOF, escribirá todo lo que se encuentre en el buffer en ese momento. También, puede ocurrir que el syscall no escriba el total de los bytes pedidos, por lo que la escritura se realiza en un loop hasta que escriba todo. El stackframe correspondiente a esta función quedará definido de la siguiente manera:</text:p>
          <text:p text:style-name="P5"><text:bookmark text:name="magicparlabel-1190"/><draw:frame draw:style-name="fr1" draw:name="Image7" text:anchor-type="as-char" svg:width="0.7862in" style:rel-width="25%" svg:height="0.3929in" style:rel-height="scale" draw:z-index="6"><draw:image xlink:href="file:///home/mati/Desktop/7_home_mati_Desktop_OrgaCompu-master_Tp1_imagenes_stackframe_escribir_palabra_archivo.eps" xlink:type="simple" xlink:show="embed" xlink:actuate="onLoad"/><svg:title>image: 7_home_mati_Desktop_OrgaCompu-master_Tp1_imagenes_stackframe_escribir_palabra_archivo.eps</svg:title></draw:frame> </text:p>
          <text:p text:style-name="P4"><text:bookmark text:name="magicparlabel-1192"/>Figure 7: Stackframe de putch</text:p>
        </text:list-item>
        <text:list-item>
          <text:p text:style-name="P4">Por último, la función myrealloc, que sirve para redimensionar un bloque de memoria dinámica. Para facilitar la programación de la misma, y porque no lo necesitamos, se decidió que solo se podrá redimensionar aumentando el tamaño del bloque y no disminuyéndolo. Por eso, la función recibe por parámetro el puntero al bloque, el tamaño actual, y el tamaño a agregar. Haciendo uso de la función mymalloc crea un nuevo bloque y copia byte por byte los datos del bloque viejo al nuevo. Finalmente libera el bloque viejo y devuelve el nuevo. Si se produjera un error al llamar a la función mymalloc se devolverá un puntero a NULL. El stackframe correspondiente a esta función quedará definido de la siguiente manera:</text:p>
          <text:p text:style-name="P5"><text:bookmark text:name="magicparlabel-1194"/><text:soft-page-break/><draw:frame draw:style-name="fr1" draw:name="Image8" text:anchor-type="as-char" svg:width="0.7862in" style:rel-width="25%" svg:height="0.3929in" style:rel-height="scale" draw:z-index="7"><draw:image xlink:href="file:///home/mati/Desktop/8_home_mati_Desktop_OrgaCompu-master_Tp1_imagenes_stackframe_myrealloc.eps" xlink:type="simple" xlink:show="embed" xlink:actuate="onLoad"/><svg:title>image: 8_home_mati_Desktop_OrgaCompu-master_Tp1_imagenes_stackframe_myrealloc.eps</svg:title></draw:frame> </text:p>
          <text:p text:style-name="P2"><text:bookmark text:name="magicparlabel-1196"/>Figure 8: Stackframe de myrealloc</text:p>
        </text:list-item>
      </text:list>
      <text:h text:style-name="Heading_20_2" text:outline-level="2"><text:bookmark text:name="magicparlabel-1198"/>2 Comandos para compilacion</text:h>
      <text:p text:style-name="P3"><text:bookmark text:name="magicparlabel-1199"/>Para compilar el programa utilizamos el siguiente comando:</text:p>
      <text:p text:style-name="P3"><text:bookmark text:name="magicparlabel-1200"/> </text:p>
      <text:p text:style-name="P3"><text:bookmark text:name="magicparlabel-1201"/>$ gcc -Wall -o tp1 main.c mymalloc.S myrealloc.S palindrome.S getch.S putch.S crear_buffer.S leer_palabra.S es_capicua.S my_tolower.S</text:p>
      <text:p text:style-name="P3"><text:bookmark text:name="magicparlabel-1202"/> </text:p>
      <text:p text:style-name="P3"><text:bookmark text:name="magicparlabel-1203"/>o se puede optar por ejecutar el script de bash:</text:p>
      <text:p text:style-name="P3"><text:bookmark text:name="magicparlabel-1204"/> </text:p>
      <text:p text:style-name="Text_20_body"><text:bookmark text:name="magicparlabel-1205"/>$ bash compilar.sh</text:p>
      <text:h text:style-name="Heading_20_2" text:outline-level="2"><text:bookmark text:name="magicparlabel-1206"/>3 Pruebas</text:h>
      <text:p text:style-name="P3"><text:bookmark text:name="magicparlabel-1207"/>Para probar el programa utilizamos un script de bash llamado 'pruebas.sh' que contiene un conjunto de pruebas que se realizan automáticamente. Entre ellas,se encuentran pruebas con archivos vacios, archivos con un solo caracter y archivos solo con simbolos. Por otro lado, también se prueba que funcionen correctamente los mensajes de error cuando los parámetros no son usados correctamente. Se realizan pruebas para distintos tamaños de buffer para asegurarnos que funcione correctamente. Todas las pruebas utilizan el siguiente comando:</text:p>
      <text:p text:style-name="P3"><text:bookmark text:name="magicparlabel-1208"/> </text:p>
      <text:p text:style-name="P3"><text:bookmark text:name="magicparlabel-1209"/>$ diff salida.txt resultado.txt</text:p>
      <text:p text:style-name="P3"><text:bookmark text:name="magicparlabel-1210"/> </text:p>
      <text:p text:style-name="P3"><text:bookmark text:name="magicparlabel-1211"/>Donde si no muestra nada significa que ambos archivos son iguales, y que por lo tanto todas las pruebas del programa funcionan correctamente.</text:p>
      <text:p text:style-name="P3"><text:bookmark text:name="magicparlabel-1212"/>En algunas de las pruebas utilizamos un archivo de texto ''entrada.txt'' que contiene un conjunto de palabras con combinaciones de letras, numeros y guiones y mezclando mayúsculas y minúsculas. Luego tenemos otro archivo, ''resultado.txt'' que es lo que se espera que devuelva el programa al ejecutarse con ese archivo de entrada. En la siguiente sección se muestran esos archivos. Por otro lado, también se realizan pruebas con un archivo ''archivo_largo.txt'', que contiene 30 líneas de 5000 caracteres cada una, y donde además todas son palindromos. En el resto de las pruebas se usan archivos creados dentro del mismo script, que se borran al finalizar.</text:p>
      <text:p text:style-name="P3"><text:bookmark text:name="magicparlabel-1213"/>También realizamos pruebas utilizando salida estándar y entrada estándar, los cuales funcionaron correctamente. Cuando se trabaja con entrada estándar y se desea finalizar se debe ingresar ''ctrl D'', que inserta un EOF, ya que utilizando ''ctrl C'' finaliza abruptamente y no se guarda correctamente el resultado.</text:p>
      <text:p text:style-name="P3"><text:bookmark text:name="magicparlabel-1214"/>El script de pruebas se puede ejecutar con el comando:</text:p>
      <text:p text:style-name="P3"><text:bookmark text:name="magicparlabel-1215"/> </text:p>
      <text:p text:style-name="Text_20_body"><text:bookmark text:name="magicparlabel-1216"/>$ bash pruebas.sh</text:p>
      <text:h text:style-name="Heading_20_3" text:outline-level="3"><text:bookmark text:name="magicparlabel-1217"/><text:soft-page-break/>3.1 Archivo 'pruebas.sh'</text:h>
      <text:p text:style-name="P3"><text:bookmark text:name="magicparlabel-1218"/>INSERTE AQUI pruebas.sh ###################################################</text:p>
      <text:p text:style-name="Text_20_body"><text:bookmark text:name="magicparlabel-1219"/>##############################################################</text:p>
      <text:h text:style-name="Heading_20_3" text:outline-level="3"><text:bookmark text:name="magicparlabel-1220"/>3.2 Archivo ’entrada.txt’</text:h>
      <text:p text:style-name="Preformatted_20_Text">Pruebas varias:</text:p>
      <text:p text:style-name="Preformatted_20_Text">aaa <text:s text:c="4"/>pelota hola como estas</text:p>
      <text:p text:style-name="Preformatted_20_Text"/>
      <text:p text:style-name="Preformatted_20_Text">pepep aaaaaaaaaaaaaaa aaaaaaaaaaaaaaaa</text:p>
      <text:p text:style-name="Preformatted_20_Text">_aa_</text:p>
      <text:p text:style-name="Preformatted_20_Text"/>
      <text:p text:style-name="Preformatted_20_Text">_aAAa_</text:p>
      <text:p text:style-name="Preformatted_20_Text">-a-a-</text:p>
      <text:p text:style-name="Preformatted_20_Text">-a-a</text:p>
      <text:p text:style-name="Preformatted_20_Text">Neuquen</text:p>
      <text:p text:style-name="Preformatted_20_Text">-Neuquen- <text:s text:c="2"/>neu%q%uen</text:p>
      <text:p text:style-name="Preformatted_20_Text"/>
      <text:p text:style-name="Preformatted_20_Text">1234321 <text:s text:c="2"/>?123?123abc4cba321</text:p>
      <text:p text:style-name="Preformatted_20_Text"/>
      <text:p text:style-name="Preformatted_20_Text">Prueba del enunciado:</text:p>
      <text:p text:style-name="Preformatted_20_Text"/>
      <text:p text:style-name="Preformatted_20_Text">Somos los primeros en completar el TP 0.</text:p>
      <text:p text:style-name="Preformatted_20_Text">Ojo que La fecha de entrega del TP0 es el martes 12 de septiembre.</text:p>
      <text:p text:style-name="Preformatted_20_Text"/>
      <text:p text:style-name="Preformatted_20_Text">Palabras largas mezcladas:</text:p>
      <text:p text:style-name="Preformatted_20_Text"/>
      <text:p text:style-name="Preformatted_20_Text">abcdefghijklmnopqrstuvwxyz0123456789_---_9876543210zyxwvutsrqponmlkjihgfedcba??==</text:p>
      <text:p text:style-name="Preformatted_20_Text">ABCDEFGHIJKLMnopqrstuvwxyz0123456789_---_9876543210zyxwvutsrqponmlkjihgfedcba??==</text:p>
      <text:p text:style-name="Preformatted_20_Text">EstoesUnPalindromoOMOrdnilapNUSEOTse.........EStono</text:p>
      <text:p text:style-name="Preformatted_20_Text"/>
      <text:p text:style-name="Preformatted_20_Text">Pruebas de guiones <text:s/>guiones bajos:</text:p>
      <text:p text:style-name="Preformatted_20_Text"/>
      <text:p text:style-name="Preformatted_20_Text">__--__???????######$$$$_-_-_@@@@@-_-__-_-! <text:s text:c="3"/>---___</text:p>
      <text:p text:style-name="Preformatted_20_Text"/>
      <text:p text:style-name="Preformatted_20_Text">Pruebas de palabras de una letra:</text:p>
      <text:p text:style-name="Preformatted_20_Text"/>
      <text:p text:style-name="Preformatted_20_Text">a <text:s text:c="2"/>%%% % 1 2 ^4^ - _ C D</text:p>
      <text:p text:style-name="Preformatted_20_Text">b <text:s/>! @ # $ % ^ &amp; * ( ) = + \</text:p>
      <text:p text:style-name="Preformatted_20_Text">c</text:p>
      <text:p text:style-name="Preformatted_20_Text">d</text:p>
      <text:p text:style-name="Preformatted_20_Text"/>
      <text:p text:style-name="Preformatted_20_Text">Pruebas solo mayusculas:</text:p>
      <text:p text:style-name="Preformatted_20_Text"/>
      <text:p text:style-name="Preformatted_20_Text">AAA ABCDEDCBA <text:s text:c="2"/>ABC123--321CBA <text:s/>WXXW</text:p>
      <text:p text:style-name="Preformatted_20_Text"/>
      <text:p text:style-name="P6">PALINDROMO <text:s/>-ABCB-</text:p>
      <text:h text:style-name="Heading_20_3" text:outline-level="3"><text:bookmark text:name="magicparlabel-1264"/>3.3 Archivo ’resultado.txt’</text:h>
      <text:p text:style-name="Preformatted_20_Text">aaa</text:p>
      <text:p text:style-name="Preformatted_20_Text">pepep</text:p>
      <text:p text:style-name="Preformatted_20_Text">aaaaaaaaaaaaaaa</text:p>
      <text:p text:style-name="Preformatted_20_Text">aaaaaaaaaaaaaaaa</text:p>
      <text:p text:style-name="Preformatted_20_Text">_aa_</text:p>
      <text:p text:style-name="Preformatted_20_Text">_aAAa_</text:p>
      <text:p text:style-name="Preformatted_20_Text">-a-a-</text:p>
      <text:p text:style-name="Preformatted_20_Text">Neuquen</text:p>
      <text:p text:style-name="Preformatted_20_Text">-Neuquen-</text:p>
      <text:p text:style-name="Preformatted_20_Text"><text:soft-page-break/>q</text:p>
      <text:p text:style-name="Preformatted_20_Text">1234321</text:p>
      <text:p text:style-name="Preformatted_20_Text">123abc4cba321</text:p>
      <text:p text:style-name="Preformatted_20_Text">Somos</text:p>
      <text:p text:style-name="Preformatted_20_Text">0</text:p>
      <text:p text:style-name="Preformatted_20_Text">Ojo</text:p>
      <text:p text:style-name="Preformatted_20_Text">abcdefghijklmnopqrstuvwxyz0123456789_---_9876543210zyxwvutsrqponmlkjihgfedcba</text:p>
      <text:p text:style-name="Preformatted_20_Text">ABCDEFGHIJKLMnopqrstuvwxyz0123456789_---_9876543210zyxwvutsrqponmlkjihgfedcba</text:p>
      <text:p text:style-name="Preformatted_20_Text">EstoesUnPalindromoOMOrdnilapNUSEOTse</text:p>
      <text:p text:style-name="Preformatted_20_Text">__--__</text:p>
      <text:p text:style-name="Preformatted_20_Text">_-_-_</text:p>
      <text:p text:style-name="Preformatted_20_Text">-_-__-_-</text:p>
      <text:p text:style-name="Preformatted_20_Text">a</text:p>
      <text:p text:style-name="Preformatted_20_Text">1</text:p>
      <text:p text:style-name="Preformatted_20_Text">2</text:p>
      <text:p text:style-name="Preformatted_20_Text">4</text:p>
      <text:p text:style-name="Preformatted_20_Text">-</text:p>
      <text:p text:style-name="Preformatted_20_Text">_</text:p>
      <text:p text:style-name="Preformatted_20_Text">C</text:p>
      <text:p text:style-name="Preformatted_20_Text">D</text:p>
      <text:p text:style-name="Preformatted_20_Text">b</text:p>
      <text:p text:style-name="Preformatted_20_Text">c</text:p>
      <text:p text:style-name="Preformatted_20_Text">d</text:p>
      <text:p text:style-name="Preformatted_20_Text">AAA</text:p>
      <text:p text:style-name="Preformatted_20_Text">ABCDEDCBA</text:p>
      <text:p text:style-name="Preformatted_20_Text">ABC123--321CBA</text:p>
      <text:p text:style-name="P6">WXXW</text:p>
      <text:h text:style-name="Heading_20_3" text:outline-level="3"><text:bookmark text:name="magicparlabel-1302"/>3.4 Archivo archivo_largo.txt</text:h>
      <text:p text:style-name="P3"><text:bookmark text:name="magicparlabel-1303"/>La función de este archivo es trabajar con varios palíndromos largos para así poder probar el programa corerctamente. A continuación se muestra la primer línea de este archivo. Las lineas faltantes son una copia de ésta. </text:p>
      <text:p text:style-name="P3"><text:bookmark text:name="magicparlabel-1304"/> </text:p>
      <text:p text:style-name="Text_20_body"><text:bookmark text:name="magicparlabel-1306"/> </text:p>
      <text:h text:style-name="Heading_20_2" text:outline-level="2"><text:bookmark text:name="magicparlabel-1307"/>4 Mediciones del tiempo de ejecución</text:h>
      <text:p text:style-name="P3"><text:bookmark text:name="magicparlabel-1308"/>Como se mencionó anteriormente, el objetivo del uso de los buffers es medir cómo afectan las operaciones con archivos al tiempo de ejecución. Para eso, creamos un script 'time.sh', que mide el tiempo que tarda en ejecutarse el programa con distintos tamaños de buffer, y guarda el resultado en un archivo 'time.txt'. Se realizaron las mismas mediciones con el archivo 'entrada.txt' (3.2) y con el 'archivo_largo.txt' (3.4), para analizar cómo afecta también el tamaño del archivo.</text:p>
      <text:p text:style-name="P3"><text:bookmark text:name="magicparlabel-1309"/>El script de mediciones se puede ejecutar con el comando:</text:p>
      <text:p text:style-name="P3"><text:bookmark text:name="magicparlabel-1310"/> </text:p>
      <text:p text:style-name="Text_20_body"><text:bookmark text:name="magicparlabel-1311"/>$ bash time.sh</text:p>
      <text:h text:style-name="Heading_20_3" text:outline-level="3"><text:bookmark text:name="magicparlabel-1312"/>4.1 Archivo 'time.sh'</text:h>
      <text:p text:style-name="P3"><text:bookmark text:name="magicparlabel-1313"/>INSERTE AQUI time.sh ###################################################</text:p>
      <text:p text:style-name="Text_20_body"><text:bookmark text:name="magicparlabel-1314"/>##############################################################</text:p>
      <text:h text:style-name="Heading_20_3" text:outline-level="3"><text:bookmark text:name="magicparlabel-1315"/>4.2 Archivo 'time.txt'</text:h>
      <text:p text:style-name="P3"><text:bookmark text:name="magicparlabel-1316"/>Este es el resultado obtenido al ejecutar las mediciones:</text:p>
      <text:p text:style-name="P3"><text:bookmark text:name="magicparlabel-1317"/><text:soft-page-break/>INSERTE AQUI time.txt ###################################################</text:p>
      <text:p text:style-name="Text_20_body"><text:bookmark text:name="magicparlabel-1318"/>##############################################################</text:p>
      <text:h text:style-name="Heading_20_3" text:outline-level="3"><text:bookmark text:name="magicparlabel-1319"/>4.3 Resultados y comparaciones</text:h>
      <text:p text:style-name="P3"><text:bookmark text:name="magicparlabel-1320"/>Para analizar los resultados, realizamos unos gráficos con los datos obtenidos:</text:p>
      <text:p text:style-name="P3"><text:bookmark text:name="magicparlabel-1321"/>#####################################################################</text:p>
      <text:p text:style-name="P3"><text:bookmark text:name="magicparlabel-1322"/>INSERTE AQUI LA IMAGEN tiempos_corto.png ###################################################</text:p>
      <text:p text:style-name="P3"><text:bookmark text:name="magicparlabel-1323"/>##############################################################</text:p>
      <text:p text:style-name="P3"><text:bookmark text:name="magicparlabel-1324"/>#####################################################################</text:p>
      <text:p text:style-name="P3"><text:bookmark text:name="magicparlabel-1325"/>INSERTE AQUI LA IMAGEN tiempos_largo.png ###################################################</text:p>
      <text:p text:style-name="P3"><text:bookmark text:name="magicparlabel-1326"/>##############################################################</text:p>
      <text:p text:style-name="Text_20_body"><text:bookmark text:name="magicparlabel-1327"/>Como se puede observar en ambos gráficos, la mayor diferencia se encuentra entre el buffer de tamaño 1 byte y el de 20 bytes, es decir, cuando el buffer es muy chico. Se puede ver que si se sigue aumentando el tamaño el tiempo casi no cambia. Por otro lado, es importante notar que para el archivo largo la diferencia entre el tamaño 1 byte y el de 20 bytes es muy grande, aproximadamente 10 segundos. Esto significa que cuanto más grande es el archivo, mayor es la importancia de que el buffer no sea muy pequeño, aunque tampoco hace falta que sea muy grande. Con los resultados obtenidos, podemos afirmar que el tamaño óptimo del buffer está entre 15 y 100 bytes.</text:p>
      <text:h text:style-name="Heading_20_2" text:outline-level="2"><text:bookmark text:name="magicparlabel-1328"/>5 Código fuente</text:h>
      <text:h text:style-name="Heading_20_3" text:outline-level="3"><text:bookmark text:name="magicparlabel-1329"/>5.1 Archivo 'main.c'</text:h>
      <text:p text:style-name="P3"><text:bookmark text:name="magicparlabel-1330"/>INSERTE AQUI MAIN.C ###################################################</text:p>
      <text:p text:style-name="Text_20_body"><text:bookmark text:name="magicparlabel-1331"/>##############################################################</text:p>
      <text:h text:style-name="Heading_20_3" text:outline-level="3"><text:bookmark text:name="magicparlabel-1332"/>5.2 Archivo 'palindrome.S'</text:h>
      <text:p text:style-name="P3"><text:bookmark text:name="magicparlabel-1333"/>INSERTE AQUI palindrome.S ###################################################</text:p>
      <text:p text:style-name="Text_20_body"><text:bookmark text:name="magicparlabel-1334"/>##############################################################</text:p>
      <text:h text:style-name="Heading_20_3" text:outline-level="3"><text:bookmark text:name="magicparlabel-1335"/>5.3 Archivo 'getch.S'</text:h>
      <text:p text:style-name="P3"><text:bookmark text:name="magicparlabel-1336"/>INSERTE AQUI getch.S ###################################################</text:p>
      <text:p text:style-name="Text_20_body"><text:bookmark text:name="magicparlabel-1337"/>##############################################################</text:p>
      <text:h text:style-name="Heading_20_3" text:outline-level="3"><text:bookmark text:name="magicparlabel-1338"/>5.4 Archivo 'putch.S'</text:h>
      <text:p text:style-name="P3"><text:bookmark text:name="magicparlabel-1339"/>INSERTE AQUI putch.S ###################################################</text:p>
      <text:p text:style-name="Text_20_body"><text:bookmark text:name="magicparlabel-1340"/>##############################################################</text:p>
      <text:h text:style-name="Heading_20_3" text:outline-level="3"><text:bookmark text:name="magicparlabel-1341"/>5.5 Archivo 'crear_buffer.S'</text:h>
      <text:p text:style-name="P3"><text:bookmark text:name="magicparlabel-1342"/>INSERTE AQUI crear_buffer.S ###################################################</text:p>
      <text:p text:style-name="Text_20_body"><text:bookmark text:name="magicparlabel-1343"/>##############################################################</text:p>
      <text:h text:style-name="Heading_20_3" text:outline-level="3"><text:bookmark text:name="magicparlabel-1344"/><text:soft-page-break/>5.6 Archivo 'leer_palabra.S'</text:h>
      <text:p text:style-name="P3"><text:bookmark text:name="magicparlabel-1345"/>INSERTE AQUI leer_palabra.S ###################################################</text:p>
      <text:p text:style-name="Text_20_body"><text:bookmark text:name="magicparlabel-1346"/>##############################################################</text:p>
      <text:h text:style-name="Heading_20_3" text:outline-level="3"><text:bookmark text:name="magicparlabel-1347"/>5.7 Archivo 'es_capicua.S'</text:h>
      <text:p text:style-name="P3"><text:bookmark text:name="magicparlabel-1348"/>INSERTE AQUI es_capicua.S ###################################################</text:p>
      <text:p text:style-name="Text_20_body"><text:bookmark text:name="magicparlabel-1349"/>##############################################################</text:p>
      <text:h text:style-name="Heading_20_3" text:outline-level="3"><text:bookmark text:name="magicparlabel-1350"/>5.8 Archivo 'my_tolower.S'</text:h>
      <text:p text:style-name="P3"><text:bookmark text:name="magicparlabel-1351"/>INSERTE AQUI my_tolower.S ###################################################</text:p>
      <text:p text:style-name="Text_20_body"><text:bookmark text:name="magicparlabel-1352"/>##############################################################</text:p>
      <text:h text:style-name="Heading_20_3" text:outline-level="3"><text:bookmark text:name="magicparlabel-1353"/>5.9 Archivo 'myrealloc.S'</text:h>
      <text:p text:style-name="P3"><text:bookmark text:name="magicparlabel-1354"/>INSERTE AQUI myrealloc.S ###################################################</text:p>
      <text:p text:style-name="Text_20_body"><text:bookmark text:name="magicparlabel-1355"/>##############################################################</text:p>
      <text:h text:style-name="Heading_20_2" text:outline-level="2"><text:bookmark text:name="magicparlabel-1356"/>6 Enunciado</text:h>
      <text:p text:style-name="P3"><text:bookmark text:name="magicparlabel-1357"/>INSERTE AQUI EL PDF DEL ENUNCIADO tp1-2017-2q.pdf###################################################</text:p>
      <text:p text:style-name="P3"><text:bookmark text:name="magicparlabel-135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2T16:38:11.737714290</meta:creation-date>
    <dc:date>2017-09-22T16:38:42.404702843</dc:date>
    <meta:editing-duration>PT31S</meta:editing-duration>
    <meta:editing-cycles>1</meta:editing-cycles>
    <meta:document-statistic meta:table-count="0" meta:image-count="8" meta:object-count="0" meta:page-count="8" meta:paragraph-count="172" meta:word-count="2244" meta:character-count="15466" meta:non-whitespace-character-count="13355"/>
    <meta:generator>LibreOffice/5.1.6.2$Linux_X86_64 LibreOffice_project/10m0$Build-2</meta:generator>
  </office:meta>
</office:document-meta>
</file>